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d5ce" officeooo:paragraph-rsid="000dd5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SPBERRY PI FM TRANSMITTER :</text:p>
      <text:p text:style-name="P1"/>
      <text:p text:style-name="P1">This is the code to implement a FM Transmitter using GPIO module of Raspberry PI.</text:p>
      <text:p text:style-name="P1"/>
      <text:p text:style-name="P1">We are basically transmitting a sound file from pi using our mobile Fm as a receiver.</text:p>
      <text:p text:style-name="P1"/>
      <text:p text:style-name="P1">Compile using gcc -lm</text:p>
      <text:p text:style-name="P1">Run using sudo ./a.out &lt;filename&gt; &lt;Channel frequency&gt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1:43:05.578285352</meta:creation-date>
    <dc:date>2019-10-31T11:46:03.658334133</dc:date>
    <meta:editing-duration>PT2M59S</meta:editing-duration>
    <meta:editing-cycles>1</meta:editing-cycles>
    <meta:document-statistic meta:table-count="0" meta:image-count="0" meta:object-count="0" meta:page-count="1" meta:paragraph-count="5" meta:word-count="47" meta:character-count="269" meta:non-whitespace-character-count="227"/>
    <meta:generator>LibreOffice/6.0.7.3$Linux_X86_64 LibreOffice_project/00m0$Build-3</meta:generator>
  </office:meta>
</office:document-meta>
</file>